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9" style:parent-style-name="Normal" style:family="paragraph">
      <style:paragraph-properties fo:text-align="justify"/>
      <style:text-properties style:font-name="Times New Roman" style:font-name-complex="Times New Roman" fo:font-size="12pt" style:font-size-asian="12pt" style:font-size-complex="12pt"/>
    </style:style>
    <style:style style:name="P10" style:parent-style-name="Normal" style:family="paragraph">
      <style:paragraph-properties fo:text-align="justify"/>
      <style:text-properties style:font-name="Times New Roman" style:font-name-complex="Times New Roman" fo:font-size="12pt" style:font-size-asian="12pt" style:font-size-complex="12pt"/>
    </style:style>
    <style:style style:name="P11" style:parent-style-name="Normal" style:family="paragraph">
      <style:paragraph-properties fo:text-align="justify"/>
      <style:text-properties style:font-name="Times New Roman" style:font-name-complex="Times New Roman" fo:font-size="12pt" style:font-size-asian="12pt" style:font-size-complex="12pt"/>
    </style:style>
    <style:style style:name="P12" style:parent-style-name="Normal" style:family="paragraph">
      <style:paragraph-properties fo:text-align="justify"/>
      <style:text-properties style:font-name="Times New Roman" style:font-name-complex="Times New Roman" fo:font-size="12pt" style:font-size-asian="12pt" style:font-size-complex="12pt"/>
    </style:style>
    <style:style style:name="P13" style:parent-style-name="Normal" style:family="paragraph">
      <style:paragraph-properties fo:text-align="justify"/>
      <style:text-properties style:font-name="Times New Roman" style:font-name-complex="Times New Roman" fo:font-size="12pt" style:font-size-asian="12pt" style:font-size-complex="12pt"/>
    </style:style>
    <style:style style:name="P14" style:parent-style-name="Normal" style:family="paragraph">
      <style:paragraph-properties fo:text-align="justify"/>
      <style:text-properties style:font-name="Times New Roman" style:font-name-complex="Times New Roman" fo:font-size="12pt" style:font-size-asian="12pt" style:font-size-complex="12pt"/>
    </style:style>
    <style:style style:name="P15" style:parent-style-name="Normal" style:family="paragraph">
      <style:paragraph-properties fo:text-align="justify"/>
      <style:text-properties style:font-name="Times New Roman" style:font-name-complex="Times New Roman" fo:font-size="12pt" style:font-size-asian="12pt" style:font-size-complex="12pt"/>
    </style:style>
    <style:style style:name="P16"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17" style:parent-style-name="Normal" style:family="paragraph">
      <style:paragraph-properties fo:text-align="justify"/>
      <style:text-properties style:font-name="Times New Roman" style:font-name-complex="Times New Roman" fo:font-size="12pt" style:font-size-asian="12pt" style:font-size-complex="12pt"/>
    </style:style>
    <style:style style:name="P18"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19"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20"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21"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22" style:parent-style-name="Normal" style:family="paragraph">
      <style:paragraph-properties fo:text-align="justify"/>
      <style:text-properties style:font-name="Times New Roman" style:font-name-complex="Times New Roman" fo:font-size="12pt" style:font-size-asian="12pt" style:font-size-complex="12pt"/>
    </style:style>
    <style:style style:name="P23"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24" style:parent-style-name="Normal" style:family="paragraph">
      <style:paragraph-properties fo:text-align="justify"/>
      <style:text-properties style:font-name="Times New Roman" style:font-name-complex="Times New Roman" fo:font-size="12pt" style:font-size-asian="12pt" style:font-size-complex="12pt"/>
    </style:style>
    <style:style style:name="P25" style:parent-style-name="Normal" style:family="paragraph">
      <style:paragraph-properties fo:text-align="justify"/>
      <style:text-properties style:font-name="Times New Roman" style:font-name-complex="Times New Roman" fo:font-size="12pt" style:font-size-asian="12pt" style:font-size-complex="12pt"/>
    </style:style>
    <style:style style:name="P26"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27" style:parent-style-name="Normal" style:family="paragraph">
      <style:paragraph-properties fo:text-align="justify"/>
      <style:text-properties style:font-name="Times New Roman" style:font-name-complex="Times New Roman" fo:font-size="12pt" style:font-size-asian="12pt" style:font-size-complex="12pt"/>
    </style:style>
    <style:style style:name="P28" style:parent-style-name="Normal" style:family="paragraph">
      <style:paragraph-properties fo:text-align="justify"/>
      <style:text-properties style:font-name="Times New Roman" style:font-name-complex="Times New Roman" fo:font-size="12pt" style:font-size-asian="12pt" style:font-size-complex="12pt"/>
    </style:style>
    <style:style style:name="P29"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30" style:parent-style-name="Normal" style:family="paragraph">
      <style:paragraph-properties fo:text-align="justify"/>
      <style:text-properties style:font-name="Times New Roman" style:font-name-complex="Times New Roman" fo:font-size="12pt" style:font-size-asian="12pt" style:font-size-complex="12pt"/>
    </style:style>
    <style:style style:name="P31" style:parent-style-name="Normal" style:family="paragraph">
      <style:paragraph-properties fo:text-align="justify"/>
      <style:text-properties style:font-name="Times New Roman" style:font-name-complex="Times New Roman" fo:font-size="12pt" style:font-size-asian="12pt" style:font-size-complex="12pt"/>
    </style:style>
    <style:style style:name="P32"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33" style:parent-style-name="Paragraphedeliste" style:list-style-name="LFO1" style:family="paragraph">
      <style:paragraph-properties fo:text-align="justify"/>
      <style:text-properties style:font-name="Times New Roman" style:font-name-complex="Times New Roman" fo:font-size="12pt" style:font-size-asian="12pt" style:font-size-complex="12pt"/>
    </style:style>
    <style:style style:name="P34" style:parent-style-name="Normal" style:family="paragraph">
      <style:paragraph-properties fo:text-align="justify" fo:margin-left="0.25in">
        <style:tab-stops/>
      </style:paragraph-properties>
      <style:text-properties style:font-name="Times New Roman" style:font-name-complex="Times New Roman" fo:font-weight="bold" style:font-weight-asian="bold" fo:font-size="12pt" style:font-size-asian="12pt" style:font-size-complex="12pt" style:text-underline-type="single" style:text-underline-style="solid" style:text-underline-width="auto" style:text-underline-mode="continuous"/>
    </style:style>
    <style:style style:name="P35" style:parent-style-name="Paragraphedeliste" style:list-style-name="LFO6" style:family="paragraph">
      <style:paragraph-properties fo:text-align="justify"/>
      <style:text-properties style:font-name="Times New Roman" style:font-name-complex="Times New Roman" fo:font-size="12pt" style:font-size-asian="12pt" style:font-size-complex="12pt"/>
    </style:style>
    <style:style style:name="P36" style:parent-style-name="Paragraphedeliste" style:list-style-name="LFO6" style:family="paragraph">
      <style:paragraph-properties fo:text-align="justify"/>
      <style:text-properties style:font-name="Times New Roman" style:font-name-complex="Times New Roman" fo:font-size="12pt" style:font-size-asian="12pt" style:font-size-complex="12pt"/>
    </style:style>
    <style:style style:name="P37" style:parent-style-name="Paragraphedeliste" style:list-style-name="LFO6" style:family="paragraph">
      <style:paragraph-properties fo:text-align="justify"/>
    </style:style>
    <style:style style:name="T38" style:parent-style-name="Policepardéfaut" style:family="text">
      <style:text-properties style:font-name="Times New Roman" style:font-name-complex="Times New Roman" fo:font-size="12pt" style:font-size-asian="12pt" style:font-size-complex="12pt"/>
    </style:style>
  </office:automatic-styles>
  <office:body>
    <office:text text:use-soft-page-breaks="true">
      <text:p text:style-name="P1">Mini-projet de programmation C</text:p>
      <text:p text:style-name="P9">On se propose de simuler les processus d’inscription d’étudiants dans les classes<text:s/>du département informatique<text:s/>de l’ISET, de gestion des passages<text:s/>de classes ainsi que l’affectation aux spécialités.</text:p>
      <text:p text:style-name="P10">Inscription des TI 1 :</text:p>
      <text:p text:style-name="P11">On suppose que l’on<text:s/>dispose déjà de certaines classe<text:s/>TI1<text:s/>contenant chacune un certain nombre d’étudiants.</text:p>
      <text:p text:style-name="P12">Chaque étudiant inscrit sera ajouté à la classe en cours de remplissage, le suivant à la classe d’après.</text:p>
      <text:p text:style-name="P13">Dès que le nombre atteint 30 une autre classe sera créée<text:s/>où sera affecté le reste des étudiants.</text:p>
      <text:p text:style-name="P14">Les étudiants sont récupérés à partir du clavier.</text:p>
      <text:p text:style-name="P15">Un étudiant a un nom, un prénom, un CIN, une adresse et un numéro de téléphone.</text:p>
      <text:list text:style-name="LFO1" text:continue-numbering="true">
        <text:list-item>
          <text:p text:style-name="P16">Donner la structure de données pour décrire un étudiant.</text:p>
        </text:list-item>
      </text:list>
      <text:p text:style-name="P17">Lorsque tous les étudiants sont inscrits, on vérifie si la<text:s/>dernière<text:s/>classe a moins de 25 étudiants. Dans ce cas un ré-équilibrage a lieu de telle sorte à<text:s/>affecter à<text:s/>toutes les classes le<text:s/>même nombre d’étudiants.<text:s/>Ce ré-équilibrage tend principalement à affecter le même nombre d’étudiants redoublants.</text:p>
      <text:list text:style-name="LFO1" text:continue-numbering="true">
        <text:list-item>
          <text:p text:style-name="P18">Donner la structure de données pour décrire une classe TI1.</text:p>
        </text:list-item>
        <text:list-item>
          <text:p text:style-name="P19">Donner la structure de données pour décrire référencer l’ensembles des classes TI1<text:s/>la plus adéquate à l’affectation et le ré-équilibrage.</text:p>
        </text:list-item>
        <text:list-item>
          <text:p text:style-name="P20">Ecrire la fonction d’affectation de étudiants aux classe TI1.</text:p>
        </text:list-item>
        <text:list-item>
          <text:p text:style-name="P21">Ecrire la fonction equilibre<text:s/>qui assure le ré-équilibrage.</text:p>
        </text:list-item>
      </text:list>
      <text:p text:style-name="P22">Une fois les classes affectées,<text:s/>les étudiants de chaque classe sont triés par ordre lexicographique afin d’éditer les listes<text:s/>d’appel.</text:p>
      <text:list text:style-name="LFO1" text:continue-numbering="true">
        <text:list-item>
          <text:p text:style-name="P23">Ecrire la fonction tri_alpha qui trie les étudiants d’une même classe par ordre lexicographique.</text:p>
        </text:list-item>
      </text:list>
      <text:p text:style-name="P24">Passage de classes :</text:p>
      <text:p text:style-name="P25">Un étudiant est caractérisé aussi par ses moyennes dans les différentes<text:s/>matières et sa moyenne générale.</text:p>
      <text:list text:style-name="LFO1" text:continue-numbering="true">
        <text:list-item>
          <text:p text:style-name="P26">Modifier la structure de données étudiants afin d’intégrer ces informations.</text:p>
        </text:list-item>
      </text:list>
      <text:p text:style-name="P27">Pour le passage des classes, on parcourt<text:s/>les classes de TI1 et si un étudiant a la moyenne il est affecté en DSI2. Sinon il<text:s/>reste<text:s/>dans<text:s/>sa<text:s/>classe TI.<text:s/>Pour faciliter cette opération, on trie les étudiants de chaque classe<text:s/>par ordre décroissant sur la moyenne générale.</text:p>
      <text:p text:style-name="P28">Le même mode de remplissage<text:s/>des classes de TI1 est<text:s/>adopté<text:s/>pour le remplissage des classes DSI2.</text:p>
      <text:list text:style-name="LFO1" text:continue-numbering="true">
        <text:list-item>
          <text:p text:style-name="P29">Ecrire la fonction de création des classes DSI2.</text:p>
        </text:list-item>
      </text:list>
      <text:soft-page-break/>
      <text:p text:style-name="P30">De même, un ré-équilibrage est<text:s/>nécessaire pour les classes de TI1 afin d’avoir un même nombre de redoublants.</text:p>
      <text:p text:style-name="P31">Si une classe n’a pas de redoublants elle est supprimée et la numérotation est décalée. Exemple si la classe TI12 n’a pas de redoublants, elle est supprimée et TI13 prendra son nom et ainsi de suite.</text:p>
      <text:list text:style-name="LFO1" text:continue-numbering="true">
        <text:list-item>
          <text:p text:style-name="P32">Ecrire la fonction equilibre_redoub qui assure ce traitement.</text:p>
        </text:list-item>
        <text:list-item>
          <text:p text:style-name="P33">Ecrire le programme principal affichant un menu qui propose les options de remplir les TI1 ou les DSI2, de trier les classes par ordre alphabétique et d’éditer les listes des classes.</text:p>
        </text:list-item>
      </text:list>
      <text:p text:style-name="P34">Evaluation du travail :<text:s/></text:p>
      <text:list text:style-name="LFO6" text:continue-numbering="true">
        <text:list-item>
          <text:p text:style-name="P35">Le choix des structures de données est primordial et sera un critère d’évaluation très important.</text:p>
        </text:list-item>
        <text:list-item>
          <text:p text:style-name="P36">Une rapport contenant le programme et les différentes fonctions<text:s/>ainsi que des captures écran des différentes exécutions<text:s/>est nécessaire.<text:s/>Pour assurer une exécution fidèle à la réalité mais simple, on se limite à 5 matières de même coefficient pour tous les niveaux. Le choix de ces matières est libre.</text:p>
        </text:list-item>
        <text:list-item>
          <text:p text:style-name="P37"><text:span text:style-name="T38">La présentation du travail ainsi qu’une exécution sont nécessaires. Elles auront lieu le mardi 28/05 et le jeudi 30/05. Le cas échéant, le travail ne sera pas validé et la note sera 0.<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fo:font-style="normal" style:font-style-asian="normal"/>
    </style:style>
    <style:style style:name="WW_CharLFO2LVL1" style:family="text">
      <style:text-properties fo:font-weight="bold" style:font-weight-asian="bold" fo:font-style="normal" style:font-style-asian="normal"/>
    </style:style>
    <style:style style:name="WW_CharLFO3LVL1" style:family="text">
      <style:text-properties fo:font-weight="bold" style:font-weight-asian="bold" fo:font-style="normal" style:font-style-asian="normal"/>
    </style:style>
    <style:style style:name="WW_CharLFO4LVL1" style:family="text">
      <style:text-properties fo:font-weight="bold" style:font-weight-asian="bold" fo:font-style="normal" style:font-style-asian="normal"/>
    </style:style>
    <style:style style:name="WW_CharLFO5LVL1" style:family="text">
      <style:text-properties fo:font-weight="bold" style:font-weight-asian="bold" fo:font-style="normal" style:font-style-asian="norma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s>
      </style:paragraph-properties>
    </style:style>
    <style:style style:name="T3" style:parent-style-name="Policepardéfaut" style:family="text">
      <style:text-properties fo:font-weight="bold" style:font-weight-asian="bold" fo:font-style="italic" style:font-style-asian="italic"/>
    </style:style>
    <style:style style:name="T4" style:parent-style-name="Policepardéfaut" style:family="text">
      <style:text-properties fo:font-weight="bold" style:font-weight-asian="bold" fo:font-style="italic" style:font-style-asian="italic"/>
    </style:style>
    <style:style style:name="T5" style:parent-style-name="Policepardéfaut" style:family="text">
      <style:text-properties fo:font-weight="bold" style:font-weight-asian="bold" fo:font-style="italic" style:font-style-asian="italic"/>
    </style:style>
    <style:style style:name="T6" style:parent-style-name="Policepardéfaut" style:family="text">
      <style:text-properties fo:font-weight="bold" style:font-weight-asian="bold" fo:font-style="italic" style:font-style-asian="italic"/>
    </style:style>
    <style:style style:name="T7" style:parent-style-name="Policepardéfaut" style:family="text">
      <style:text-properties fo:font-weight="bold" style:font-weight-asian="bold" fo:font-style="italic" style:font-style-asian="italic"/>
    </style:style>
    <style:style style:name="P8" style:parent-style-name="Pieddepage" style:family="paragraph">
      <style:paragraph-properties fo:text-align="end"/>
    </style:style>
  </office:automatic-styles>
  <office:master-styles>
    <style:master-page style:name="MP0" style:page-layout-name="PL0">
      <style:header>
        <text:p text:style-name="P2"><text:span text:style-name="T3">Atelier programmation C</text:span><text:span text:style-name="T4"><text:tab/></text:span><text:span text:style-name="T5">Mini-projet</text:span><text:span text:style-name="T6"><text:s/></text:span><text:span text:style-name="T7">TI103</text:span></text:p>
      </style:header>
      <style:footer>
        <text:p text:style-name="P8"><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iraz Bousselmi</meta:initial-creator>
    <dc:creator>Chiraz Bousselmi</dc:creator>
    <meta:creation-date>2019-05-10T01:33:00Z</meta:creation-date>
    <dc:date>2019-05-16T10:51:00Z</dc:date>
    <meta:template xlink:href="Normal.dotm" xlink:type="simple"/>
    <meta:editing-cycles>16</meta:editing-cycles>
    <meta:editing-duration>PT464820S</meta:editing-duration>
    <meta:document-statistic meta:page-count="2" meta:paragraph-count="6" meta:word-count="519" meta:character-count="3372" meta:row-count="23" meta:non-whitespace-character-count="2859"/>
  </office:meta>
</office:document-meta>
</file>